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2025-02-25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6504" calcext:value-type="float">
            <text:p>51.2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2024-01-31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0632" calcext:value-type="float">
            <text:p>52.3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2022-01-0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2020-12-1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2020-02-13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9056" calcext:value-type="float">
            <text:p>50.3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3584" calcext:value-type="float">
            <text:p>50.7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2018-01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6688" calcext:value-type="float">
            <text:p>51.9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2017-01-26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8944" calcext:value-type="float">
            <text:p>51.7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2016-01-13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348" calcext:value-type="float">
            <text:p>50.7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2013-01-17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8296" calcext:value-type="float">
            <text:p>51.8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2012-01-12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2544" calcext:value-type="float">
            <text:p>53.8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2011-01-27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932" calcext:value-type="float">
            <text:p>51.7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2010-01-05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6512" calcext:value-type="float">
            <text:p>53.6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2009-02-10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9072" calcext:value-type="float">
            <text:p>55.0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2008-01-07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0344" calcext:value-type="float">
            <text:p>55.3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2007-01-04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6584" calcext:value-type="float">
            <text:p>59.5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2006-01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2005-02-22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684" calcext:value-type="float">
            <text:p>54.7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2004-02-02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3584" calcext:value-type="float">
            <text:p>54.5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2003-02-07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9912" calcext:value-type="float">
            <text:p>54.1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2002-01-1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1904" calcext:value-type="float">
            <text:p>52.5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2001-01-2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6376" calcext:value-type="float">
            <text:p>55.5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2000-01-2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7584" calcext:value-type="float">
            <text:p>63.7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99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98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97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776" calcext:value-type="float">
            <text:p>54.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96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9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94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9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1768" calcext:value-type="float">
            <text:p>50.7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9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9176" calcext:value-type="float">
            <text:p>55.1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91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7088" calcext:value-type="float">
            <text:p>55.1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90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508" calcext:value-type="float">
            <text:p>55.8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89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4688" calcext:value-type="float">
            <text:p>55.0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88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3488" calcext:value-type="float">
            <text:p>56.8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87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2224" calcext:value-type="float">
            <text:p>55.1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86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8552" calcext:value-type="float">
            <text:p>54.7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85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6992" calcext:value-type="float">
            <text:p>53.6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84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3488" calcext:value-type="float">
            <text:p>53.0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83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9936" calcext:value-type="float">
            <text:p>53.5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82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8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4856" calcext:value-type="float">
            <text:p>54.8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81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428" calcext:value-type="float">
            <text:p>57.1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81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6464" calcext:value-type="float">
            <text:p>50.9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81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0048" calcext:value-type="float">
            <text:p>52.2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80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7144" calcext:value-type="float">
            <text:p>52.5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80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0328" calcext:value-type="float">
            <text:p>50.6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8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4152" calcext:value-type="float">
            <text:p>49.9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79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0792" calcext:value-type="float">
            <text:p>49.7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79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7144" calcext:value-type="float">
            <text:p>48.7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7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9544" calcext:value-type="float">
            <text:p>48.9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78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7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3432" calcext:value-type="float">
            <text:p>48.0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78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3352" calcext:value-type="float">
            <text:p>47.3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77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1096" calcext:value-type="float">
            <text:p>47.6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7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9432" calcext:value-type="float">
            <text:p>46.5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77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76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76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4192" calcext:value-type="float">
            <text:p>46.4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7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7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2384" calcext:value-type="float">
            <text:p>44.9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75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3936" calcext:value-type="float">
            <text:p>43.6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75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3624" calcext:value-type="float">
            <text:p>43.4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74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0928" calcext:value-type="float">
            <text:p>44.0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72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8144" calcext:value-type="float">
            <text:p>45.3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72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71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3648" calcext:value-type="float">
            <text:p>42.9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6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66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65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65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65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6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64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2048" calcext:value-type="float">
            <text:p>33.9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6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64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64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63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6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6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62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6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62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6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61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61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61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61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60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6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60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6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59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5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5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59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58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5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57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57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5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57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56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56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5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5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55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5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5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5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5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5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5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53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52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52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5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538095344601</text:p>
          </table:table-cell>
          <table:table-cell office:value-type="string" calcext:value-type="string">
            <text:p>LJ-65-12-801</text:p>
          </table:table-cell>
          <table:table-cell office:value-type="string" calcext:value-type="string">
            <text:p>195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50" meta:object-count="0"/>
    <meta:user-defined meta:name="AppVersion">3.0</meta:user-defined>
  </office:meta>
</office:document-meta>
</file>